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5"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6"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8"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2">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2"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P1" style:family="paragraph">
      <style:paragraph-properties fo:margin-left="0cm" fo:margin-right="0cm" fo:text-align="center" fo:text-indent="0cm"/>
      <style:text-properties fo:font-size="10.5pt" style:font-size-asian="18pt" style:font-size-complex="18pt"/>
    </style:style>
    <style:style style:name="P2"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3" style:family="paragraph">
      <style:paragraph-properties fo:text-align="center"/>
      <style:text-properties fo:font-size="10.5pt" style:font-size-asian="18pt" style:font-size-complex="18pt"/>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 style:family="paragraph">
      <style:paragraph-properties fo:text-align="start"/>
      <style:text-properties fo:font-size="10.5pt" style:font-size-asian="18pt" style:font-size-complex="18p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4.3cm" svg:height="4.531cm" svg:x="12.2cm" svg:y="0.5cm">
          <text:p text:style-name="P1"><text:span text:style-name="T1">Loader</text:span></text:p>
          <text:p text:style-name="P1">(allmon-server)</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282cm" svg:height="4.455cm" svg:x="12cm" svg:y="7cm">
          <text:p text:style-name="P2"><text:span text:style-name="T1">Min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3" draw:layer="layout" svg:width="4.304cm" svg:height="1.566cm" draw:transform="skewX (0.0012217304763958) rotate (1.58214096693256) translate (9.934cm 5cm)">
          <text:p text:style-name="P3">Network</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2" draw:layer="layout" svg:width="4.296cm" svg:height="4.548cm" svg:x="7.204cm" svg:y="7cm">
          <text:p text:style-name="P2"><text:span text:style-name="T1">View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10" draw:layer="layout" svg:width="2.78cm" svg:height="1.769cm" svg:x="8cm" svg:y="9.5cm">
          <text:p text:style-name="P1">Mondrian</text:p>
          <text:p text:style-name="P1">OLAP server</text:p>
          <draw:enhanced-geometry svg:viewBox="0 0 21600 21600" draw:glue-points="?f7 0 ?f6 ?f1 0 ?f10 ?f6 21600 ?f4 ?f10 21600 ?f9" draw:path-stretchpoint-x="10800" draw:path-stretchpoint-y="10800" draw:text-areas="0 ?f1 ?f4 ?f12" draw:mirror-horizontal="false" draw:mirror-vertical="fals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1" draw:id="id11" draw:layer="layout" svg:width="1.771cm" svg:height="1.009cm" svg:x="8.5cm" svg:y="7.991cm">
          <text:p text:style-name="P1">Jpivot</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303cm" svg:height="4.56cm" svg:x="4.697cm" svg:y="0.5cm">
          <text:p text:style-name="P1"><text:span text:style-name="T1">Collector</text:span></text:p>
          <text:p text:style-name="P1">(allmon-client)</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1.773cm" svg:height="1.264cm" svg:x="6.727cm" svg:y="3.236cm">
          <text:p text:style-name="P1">Aggregator</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1" draw:layer="layout" svg:width="1.773cm" svg:height="1.264cm" svg:x="5cm" svg:y="1.736cm">
          <text:p text:style-name="P1">Agent</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6.773cm" svg:y1="2.368cm" svg:x2="7.613cm" svg:y2="3.236cm" draw:start-shape="id1" draw:start-glue-point="1" draw:end-shape="id2" svg:d="m6773 2368h840v868">
          <text:p/>
        </draw:connector>
        <draw:connector draw:style-name="gr4" draw:text-style-name="P3" draw:layer="layout" svg:x1="8.5cm" svg:y1="3.868cm" svg:x2="9.885cm" svg:y2="2.84cm" draw:start-shape="id2" draw:start-glue-point="1" draw:end-shape="id3" draw:end-glue-point="3" svg:d="m8500 3868h709v-1028h676">
          <text:p/>
        </draw:connector>
        <draw:custom-shape draw:style-name="gr1" draw:text-style-name="P1" draw:id="id4" draw:layer="layout" svg:width="1.773cm" svg:height="1.264cm" svg:x="12.5cm" svg:y="1.736cm">
          <text:p text:style-name="P1">Receiver</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1.774cm" svg:height="1.264cm" svg:x="14.226cm" svg:y="3.5cm">
          <text:p text:style-name="P1">Loader</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svg:x1="11.5cm" svg:y1="2.84cm" svg:x2="12.5cm" svg:y2="2.368cm" draw:start-shape="id3" draw:start-glue-point="1" draw:end-shape="id4" draw:end-glue-point="3" svg:d="m11500 2840h487v-472h513">
          <text:p/>
        </draw:connector>
        <draw:connector draw:style-name="gr5" draw:text-style-name="P3" draw:layer="layout" svg:x1="2.522cm" svg:y1="5.741cm" svg:x2="5cm" svg:y2="2.368cm" draw:start-shape="id5" draw:start-glue-point="0" draw:end-shape="id1" draw:end-glue-point="3" svg:d="m2522 5741v-3373h2478">
          <text:p/>
        </draw:connector>
        <draw:connector draw:style-name="gr4" draw:text-style-name="P3" draw:layer="layout" svg:x1="14.273cm" svg:y1="2.368cm" svg:x2="18.857cm" svg:y2="2.989cm" draw:start-shape="id4" draw:start-glue-point="1" draw:end-shape="id6" draw:end-glue-point="5" svg:d="m14273 2368h4584v621">
          <text:p/>
        </draw:connector>
        <draw:connector draw:style-name="gr4" draw:text-style-name="P3" draw:layer="layout" svg:x1="15.113cm" svg:y1="4.764cm" svg:x2="17.215cm" svg:y2="6.269cm" draw:start-shape="id7" draw:start-glue-point="2" draw:end-shape="id8" draw:end-glue-point="6" svg:d="m15113 4764v1505h2102">
          <text:p/>
        </draw:connector>
        <draw:connector draw:style-name="gr4" draw:text-style-name="P3" draw:layer="layout" svg:x1="17.215cm" svg:y1="3.494cm" svg:x2="16cm" svg:y2="4.132cm" draw:start-shape="id6" draw:start-glue-point="6" draw:end-shape="id7" draw:end-glue-point="1" svg:d="m17215 3494h-607v638h-608">
          <text:p/>
        </draw:connector>
        <draw:custom-shape draw:style-name="gr6" draw:text-style-name="P3" draw:layer="layout" svg:width="1.768cm" svg:height="1.517cm" svg:x="4cm" svg:y="3.983cm">
          <text:p text:style-name="P3">Client</text:p>
          <text:p text:style-name="P3">JMS</text:p>
          <text:p text:style-name="P3">Broker</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3" draw:layer="layout" svg:width="1.769cm" svg:height="1.517cm" svg:x="11.5cm" svg:y="3.983cm">
          <text:p text:style-name="P3">Server</text:p>
          <text:p text:style-name="P3">JMS</text:p>
          <text:p text:style-name="P3">Broker</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1" draw:layer="layout" svg:width="1.773cm" svg:height="1.011cm" svg:x="12.227cm" svg:y="7.989cm">
          <text:p text:style-name="P1">Statistics</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773cm" svg:height="1.011cm" svg:x="12.227cm" svg:y="9.489cm">
          <text:p text:style-name="P1">Correlation</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9" draw:layer="layout" svg:width="1.774cm" svg:height="1.012cm" svg:x="14.226cm" svg:y="9.988cm">
          <text:p text:style-name="P1">Querying</text:p>
          <text:p text:style-name="P1">Storing</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layer="layout" draw:line-skew="0.106cm" svg:x1="15.113cm" svg:y1="11cm" svg:x2="9.168cm" svg:y2="11.269cm" draw:start-shape="id9" draw:start-glue-point="2" draw:end-shape="id10" draw:end-glue-point="7" svg:d="m15113 11000v901h-5945v-632">
          <text:p/>
        </draw:connector>
        <draw:connector draw:style-name="gr4" draw:text-style-name="P3" draw:layer="layout" svg:x1="9.39cm" svg:y1="9.5cm" svg:x2="9.385cm" svg:y2="9cm" draw:start-shape="id10" draw:start-glue-point="0" draw:end-shape="id11" draw:end-glue-point="2" svg:d="m9390 9500v-250h-5v-250">
          <text:p/>
        </draw:connector>
        <draw:custom-shape draw:style-name="gr7" draw:text-style-name="P3" draw:id="id6" draw:layer="layout" svg:width="3.285cm" svg:height="1.011cm" svg:x="17.215cm" svg:y="2.989cm">
          <text:p text:style-name="P3">Raw Metrics</text:p>
          <draw:enhanced-geometry svg:viewBox="0 0 88 21600" draw:glue-points="44 ?f6 44 0 0 10800 44 21600 88 10800" draw:text-areas="0 ?f6 88 ?f3" draw:mirror-horizontal="false" draw:mirror-vertical="false"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3" draw:id="id8" draw:layer="layout" svg:width="3.285cm" svg:height="3.54cm" svg:x="17.215cm" svg:y="4.5cm">
          <text:p text:style-name="P3">DB</text:p>
          <text:p text:style-name="P3">(allmetric)</text:p>
          <draw:enhanced-geometry svg:viewBox="0 0 88 21600" draw:glue-points="44 ?f6 44 0 0 10800 44 21600 88 10800" draw:text-areas="0 ?f6 88 ?f3" draw:mirror-horizontal="false" draw:mirror-vertical="false" draw:type="can" draw:modifiers="2286.187687473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774cm" svg:height="1.01cm" svg:x="17.934cm" svg:y="6.313cm">
          <text:p text:style-name="P1">Views</text:p>
          <draw:enhanced-geometry svg:viewBox="0 0 21600 21600" draw:path-stretchpoint-x="10800" draw:path-stretchpoint-y="10800" draw:text-areas="?f3 ?f4 ?f5 ?f6" draw:mirror-horizontal="false" draw:mirror-vertical="false"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5" draw:layer="layout" svg:width="4.042cm" svg:height="2.781cm" svg:x="0.979cm" svg:y="6.219cm">
            <text:p text:style-name="P4">Monitored</text:p>
            <text:p text:style-name="P4">System</text:p>
            <text:p text:style-name="P4">Object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5" draw:layer="layout" svg:width="4.045cm" svg:height="2.781cm" svg:x="0.752cm" svg:y="5.993cm">
            <text:p text:style-name="P4">Monitored</text:p>
            <text:p text:style-name="P4">System</text:p>
            <text:p text:style-name="P4">Object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5" draw:id="id5" draw:layer="layout" svg:width="4.044cm" svg:height="2.781cm" svg:x="0.5cm" svg:y="5.741cm">
            <text:p text:style-name="P4">Monitored</text:p>
            <text:p text:style-name="P4">System</text:p>
            <text:p text:style-name="P4">Objects</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1" draw:text-style-name="P6" draw:layer="layout" svg:width="5.5cm" svg:height="1.374cm" svg:x="15cm" svg:y="12.626cm">
          <text:p text:style-name="P6"><text:span text:style-name="T1">Allmon Deployment Diagram</text:span></text:p>
          <text:p text:style-name="P6"><text:span text:style-name="T1">Logical overview – v.1.02</text:span></text:p>
          <text:p text:style-name="P6">London 2009.10.06</text:p>
        </draw:rect>
        <draw:connector draw:style-name="gr12" draw:text-style-name="P3" draw:layer="layout" svg:x1="16cm" svg:y1="10.494cm" svg:x2="18.857cm" svg:y2="8.04cm" draw:start-shape="id9" draw:start-glue-point="1" draw:end-shape="id8" draw:end-glue-point="7" svg:d="m16000 10494h2857v-245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1" draw:display-name="Groty strzałek 1" svg:viewBox="0 0 1131 902" svg:d="m564 0-564 902h1131z"/>
    <draw:marker draw:name="Groty_20_strzałek_20_2" draw:display-name="Groty strzałek 2" svg:viewBox="0 0 836 110" svg:d="m0 0h278 278 280v36 36 38h-278-278-280v-36-36z"/>
    <draw:marker draw:name="Groty_20_strzałek_20_3" draw:display-name="Groty strzałek 3" svg:viewBox="0 0 1013 1130" svg:d="m1009 1050-449-1008-22-30-29-12-34 12-21 26-449 1012-5 13v8l5 21 12 21 17 13 21 4h903l21-4 21-13 9-21 4-21v-8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06T21:48:41.90</dc:date>
    <dc:creator>Tomasz Sikora</dc:creator>
    <meta:editing-duration>PT00H10M54S</meta:editing-duration>
    <meta:editing-cycles>4</meta:editing-cycles>
    <meta:generator>OpenOffice.org/3.1$Win32 OpenOffice.org_project/310m19$Build-9420</meta:generator>
    <meta:document-statistic meta:object-count="34"/>
  </office:meta>
</office:document-meta>
</file>